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c0c0c0" draw:marker-start-width="0.3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aecf00" draw:marker-start="Rounded_20_short_20_Arrow" draw:marker-start-width="0.4cm" draw:marker-end="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5c8526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00ae00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paragraph-properties fo:text-align="center"/>
      <style:text-properties fo:color="#666666" fo:font-size="14pt" style:font-size-asian="18pt" style:font-size-complex="18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color="#666666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draw:layer="layout" svg:width="4.9cm" svg:height="1.9cm" svg:x="8cm" svg:y="2.5cm">
          <text:p text:style-name="P1"><text:span text:style-name="T1">CS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8.8cm" svg:height="6.6cm" svg:x="1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1cm" svg:height="1cm" svg:x="2.6cm" svg:y="0.9cm">
          <text:p text:style-name="P4"><text:span text:style-name="T2">deegree workspac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7cm" svg:height="1.3cm" svg:x="8.15cm" svg:y="5.8cm">
          <text:p text:style-name="P6"><text:span text:style-name="T3">Metadata Sto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.18cm" svg:y1="5.8cm" svg:x2="10.18cm" svg:y2="4.5cm">
          <text:p/>
        </draw:line>
        <draw:line draw:style-name="gr6" draw:text-style-name="P4" draw:layer="layout" svg:x1="10.8cm" svg:y1="5.78cm" svg:x2="10.8cm" svg:y2="4.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1-11-18T14:59:00</dc:date>
    <dc:creator>Markus Schneider</dc:creator>
    <meta:editing-duration>PT23M21S</meta:editing-duration>
    <meta:editing-cycles>4</meta:editing-cycles>
    <meta:generator>LibreOffice/3.4$Unix LibreOffice_project/340m1$Build-302</meta:generator>
    <meta:document-statistic meta:object-count="6"/>
  </office:meta>
</office:document-meta>
</file>